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FactoryInternalTIFF.newImageLoader( ImageFlavor targe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InternalTIFF.getUsagePenalty( String mime , 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InternalTIFF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InternalTIFF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InternalTIFF.getSupportedFlavors( String m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